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59cd" officeooo:paragraph-rsid="00155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bel Code: inside linux and the open source revolution </text:p>
      <text:p text:style-name="P1"/>
      <text:p text:style-name="P1">Tim Berners-Lee</text:p>
      <text:p text:style-name="P1"/>
      <text:p text:style-name="P1">Linus Torvalds </text:p>
      <text:p text:style-name="P1"/>
      <text:p text:style-name="P1">Center for European Research (Nuclear)</text:p>
      <text:p text:style-name="P1"/>
      <text:p text:style-name="P1">Vic-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45:45.838000000</meta:creation-date>
    <dc:date>2016-05-24T19:55:18.210000000</dc:date>
    <meta:editing-duration>P1DT7H59M22S</meta:editing-duration>
    <meta:editing-cycles>1</meta:editing-cycles>
    <meta:document-statistic meta:table-count="0" meta:image-count="0" meta:object-count="0" meta:page-count="1" meta:paragraph-count="5" meta:word-count="19" meta:character-count="130" meta:non-whitespace-character-count="114"/>
    <meta:generator>LibreOffice/5.1.3.2$Windows_x86 LibreOffice_project/644e4637d1d8544fd9f56425bd6cec110e49301b</meta:generator>
  </office:meta>
</office:document-meta>
</file>